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27901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1104" calcext:value-type="float">
            <text:p>69.0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901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0088" calcext:value-type="float">
            <text:p>67.7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901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0576" calcext:value-type="float">
            <text:p>66.3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901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1856" calcext:value-type="float">
            <text:p>65.1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901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848" calcext:value-type="float">
            <text:p>64.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901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6936" calcext:value-type="float">
            <text:p>63.8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901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8816" calcext:value-type="float">
            <text:p>63.6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901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0176" calcext:value-type="float">
            <text:p>63.1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901</text:p>
          </table:table-cell>
          <table:table-cell office:value-type="string" calcext:value-type="string">
            <text:p>2016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3556" calcext:value-type="float">
            <text:p>63.5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901</text:p>
          </table:table-cell>
          <table:table-cell office:value-type="string" calcext:value-type="string">
            <text:p>201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4768" calcext:value-type="float">
            <text:p>63.2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901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3136" calcext:value-type="float">
            <text:p>63.9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901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57352" calcext:value-type="float">
            <text:p>64.1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901</text:p>
          </table:table-cell>
          <table:table-cell office:value-type="string" calcext:value-type="string">
            <text:p>201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936" calcext:value-type="float">
            <text:p>63.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901</text:p>
          </table:table-cell>
          <table:table-cell office:value-type="string" calcext:value-type="string">
            <text:p>201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5312" calcext:value-type="float">
            <text:p>63.0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901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7072" calcext:value-type="float">
            <text:p>61.9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901</text:p>
          </table:table-cell>
          <table:table-cell office:value-type="string" calcext:value-type="string">
            <text:p>201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2" calcext:value-type="float">
            <text:p>61.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901</text:p>
          </table:table-cell>
          <table:table-cell office:value-type="string" calcext:value-type="string">
            <text:p>200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74" calcext:value-type="float">
            <text:p>63.0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901</text:p>
          </table:table-cell>
          <table:table-cell office:value-type="string" calcext:value-type="string">
            <text:p>200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44376" calcext:value-type="float">
            <text:p>62.4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901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4712" calcext:value-type="float">
            <text:p>62.0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901</text:p>
          </table:table-cell>
          <table:table-cell office:value-type="string" calcext:value-type="string">
            <text:p>200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3312" calcext:value-type="float">
            <text:p>62.3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901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6656" calcext:value-type="float">
            <text:p>61.6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901</text:p>
          </table:table-cell>
          <table:table-cell office:value-type="string" calcext:value-type="string">
            <text:p>200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3232" calcext:value-type="float">
            <text:p>61.6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901</text:p>
          </table:table-cell>
          <table:table-cell office:value-type="string" calcext:value-type="string">
            <text:p>200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0192" calcext:value-type="float">
            <text:p>60.2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901</text:p>
          </table:table-cell>
          <table:table-cell office:value-type="string" calcext:value-type="string">
            <text:p>200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901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7048" calcext:value-type="float">
            <text:p>58.6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901</text:p>
          </table:table-cell>
          <table:table-cell office:value-type="string" calcext:value-type="string">
            <text:p>200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8392" calcext:value-type="float">
            <text:p>57.2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901</text:p>
          </table:table-cell>
          <table:table-cell office:value-type="string" calcext:value-type="string">
            <text:p>199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901</text:p>
          </table:table-cell>
          <table:table-cell office:value-type="string" calcext:value-type="string">
            <text:p>199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3456" calcext:value-type="float">
            <text:p>55.0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901</text:p>
          </table:table-cell>
          <table:table-cell office:value-type="string" calcext:value-type="string">
            <text:p>199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62" calcext:value-type="float">
            <text:p>57.2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901</text:p>
          </table:table-cell>
          <table:table-cell office:value-type="string" calcext:value-type="string">
            <text:p>199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